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firebase integration login &amp; register page created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8:51:50.922289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22T18:52:49.966913250</dc:date>
    <meta:editing-cycles>142</meta:editing-cycles>
    <meta:editing-duration>PT7H24M31S</meta:editing-duration>
    <meta:generator>LibreOffice/6.4.7.2$Linux_X86_64 LibreOffice_project/40$Build-2</meta:generator>
    <meta:document-statistic meta:table-count="1" meta:cell-count="40" meta:object-count="0"/>
  </office:meta>
</office:document-meta>
</file>